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, 'Apple Symbols'"/>
    <style:font-face style:name="inherit" svg:font-family="inherit"/>
    <style:font-face style:name="var font-code" svg:font-family="'var font-code'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transparent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transparent"/>
    </style:style>
    <style:style style:name="P4" style:family="paragraph" style:parent-style-name="Standard">
      <style:paragraph-properties style:line-height-at-least="0.198in"/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Preformatted_20_Text">
      <style:paragraph-properties fo:margin-top="0in" fo:margin-bottom="0in" style:contextual-spacing="false" fo:line-height="112%" fo:text-align="start" style:justify-single-word="false" fo:orphans="2" fo:widows="2" fo:padding="0in" fo:border="none"/>
    </style:style>
    <style:style style:name="P7" style:family="paragraph" style:parent-style-name="Preformatted_20_Text">
      <style:paragraph-properties style:line-height-at-least="0.198in"/>
      <style:text-properties fo:color="#d4d4d4" loext:opacity="100%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12%" fo:text-align="start" style:justify-single-word="false" fo:orphans="2" fo:widows="2" fo:text-indent="0in" style:auto-text-indent="fals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4fc1ff" loext:opacity="100%"/>
    </style:style>
    <style:style style:name="T9" style:family="text">
      <style:text-properties fo:font-variant="normal" fo:text-transform="none" style:font-name="var font-code" fo:font-size="9pt" fo:letter-spacing="normal" fo:font-style="normal" fo:font-weight="normal" loext:padding-left="0.0193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10" style:family="text">
      <style:text-properties fo:font-variant="normal" fo:text-transform="none" style:font-name="var font-code" fo:font-size="9pt" fo:letter-spacing="normal" fo:font-style="normal" loext:padding-left="0.0193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11" style:family="text">
      <style:text-properties fo:font-variant="normal" fo:text-transform="none" style:font-name="var font-code" fo:font-size="9.75pt" fo:letter-spacing="normal" fo:font-style="normal" fo:font-weight="normal" loext:padding-left="0.0193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12" style:family="text">
      <style:text-properties fo:font-variant="normal" fo:text-transform="none" fo:letter-spacing="normal" loext:padding-left="0.0193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13" style:family="text">
      <style:text-properties fo:font-variant="normal" fo:text-transform="none" fo:letter-spacing="normal" loext:padding="0in" loext:border="none"/>
    </style:style>
    <style:style style:name="T14" style:family="text">
      <style:text-properties fo:font-variant="normal" fo:text-transform="none" style:font-name="gg sans" fo:font-size="12pt" fo:letter-spacing="normal" fo:font-style="normal" fo:font-weight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ource_20_Text"><text:span text:style-name="T10">function game(){</text:span></text:span></text:p>
      <text:p text:style-name="P6"><text:span text:style-name="Source_20_Text"><text:span text:style-name="T12"><text:s/></text:span></text:span><text:span text:style-name="Source_20_Text"><text:span text:style-name="T9">return "test"</text:span></text:span></text:p>
      <text:p text:style-name="P6"><text:span text:style-name="Source_20_Text"><text:span text:style-name="T9">}</text:span></text:span></text:p>
      <text:p text:style-name="P10"><text:span text:style-name="Source_20_Text"><text:span text:style-name="T11">const value = game()</text:span></text:span><text:span text:style-name="T13"> </text:span><text:span text:style-name="T14">console.log </text:span><text:span text:style-name="Source_20_Text"><text:span text:style-name="T11">console.log(value)</text:span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title</text:span><text:span text:style-name="T1">&gt;</text:span>Page Title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script</text:span><text:span text:style-name="T1">&gt;</text:span></text:p>
      <text:p text:style-name="P3">//function for computer to select option</text:p>
      <text:p text:style-name="P4"/>
      <text:p text:style-name="P1"><text:span text:style-name="T2">function</text:span> <text:span text:style-name="T5">computerPlay</text:span>() {</text:p>
      <text:p text:style-name="P1"><text:span text:style-name="T2">let</text:span> <text:span text:style-name="T3">computerPicks</text:span> = [<text:span text:style-name="T4">"rock"</text:span>, <text:span text:style-name="T4">"paper"</text:span>, <text:span text:style-name="T4">"scissors"</text:span>];</text:p>
      <text:p text:style-name="P1"><text:span text:style-name="T2">let</text:span> <text:span text:style-name="T3">randomChoice</text:span> = <text:span text:style-name="T3">computerPicks</text:span>[<text:span text:style-name="T3">Math</text:span>.<text:span text:style-name="T5">floor</text:span>(<text:span text:style-name="T3">Math</text:span>.<text:span text:style-name="T5">random</text:span>() * <text:span text:style-name="T3">computerPicks</text:span>.<text:span text:style-name="T3">length</text:span>)];</text:p>
      <text:p text:style-name="P1"><text:span text:style-name="T6">return</text:span> <text:span text:style-name="T3">randomChoice</text:span></text:p>
      <text:p text:style-name="P1">}</text:p>
      <text:p text:style-name="P4"/>
      <text:p text:style-name="P1"><text:span text:style-name="T3">computer_score</text:span> = <text:span text:style-name="T7">0</text:span></text:p>
      <text:p text:style-name="P1"><text:span text:style-name="T3">player_score</text:span> = <text:span text:style-name="T7">0</text:span></text:p>
      <text:p text:style-name="P3">//function to keep score and end the game</text:p>
      <text:p text:style-name="P1"><text:span text:style-name="T2">function</text:span> <text:span text:style-name="T5">game</text:span>() {</text:p>
      <text:p text:style-name="P1"><text:span text:style-name="T6">while</text:span> (<text:span text:style-name="T3">player_score</text:span> &lt; <text:span text:style-name="T7">5</text:span> &amp;&amp; <text:span text:style-name="T3">computer_score</text:span> &lt; <text:span text:style-name="T7">5</text:span>) {</text:p>
      <text:p text:style-name="P1"><text:span text:style-name="T2">const</text:span> <text:span text:style-name="T8">playerSelection</text:span> = <text:span text:style-name="T5">prompt</text:span>(<text:span text:style-name="T4">"Make a selection: 'Rock', 'Paper', or 'Scissors' ."</text:span>)</text:p>
      <text:p text:style-name="P1"><text:span text:style-name="T2">const</text:span> <text:span text:style-name="T8">computerSelection</text:span> = <text:span text:style-name="T5">computerPlay</text:span>();</text:p>
      <text:p text:style-name="P1"><text:span text:style-name="T5">alert</text:span>(<text:span text:style-name="T5">playRound</text:span>(<text:span text:style-name="T8">playerSelection</text:span>, <text:span text:style-name="T8">computerSelection</text:span>));</text:p>
      <text:p text:style-name="P1">}</text:p>
      <text:p text:style-name="P1">}</text:p>
      <text:p text:style-name="P4"/>
      <text:p text:style-name="P3">//create function to play single round of Rock Paper Scissors</text:p>
      <text:p text:style-name="P4"/>
      <text:p text:style-name="P1"><text:span text:style-name="T2">function</text:span> <text:span text:style-name="T5">playRound</text:span>(<text:span text:style-name="T3">playerSelection</text:span>, <text:span text:style-name="T3">computerSelection</text:span>) {</text:p>
      <text:p text:style-name="P3">//when it's a tie</text:p>
      <text:p text:style-name="P1"><text:span text:style-name="T6">if</text:span> (<text:span text:style-name="T3">computerSelection</text:span> == <text:span text:style-name="T3">playerSelection</text:span>) {</text:p>
      <text:p text:style-name="P1"><text:span text:style-name="T6">return</text:span> <text:span text:style-name="T5">prompt</text:span>(<text:span text:style-name="T4">`It's a tie! Try again and make a selection. The score is cpu </text:span><text:span text:style-name="T2">${</text:span><text:span text:style-name="T3">computer_score</text:span><text:span text:style-name="T2">}</text:span><text:span text:style-name="T4"> to </text:span><text:span text:style-name="T2">${</text:span><text:span text:style-name="T3">player_score</text:span><text:span text:style-name="T2">}</text:span><text:span text:style-name="T4">`</text:span>)</text:p>
      <text:p text:style-name="P1">}</text:p>
      <text:p text:style-name="P3">//if computer selects rock vs player selecting scissors</text:p>
      <text:p text:style-name="P1"><text:span text:style-name="T6">else</text:span> <text:span text:style-name="T6">if</text:span> (<text:span text:style-name="T3">computerSelection</text:span> == <text:span text:style-name="T4">"rock"</text:span>) {</text:p>
      <text:p text:style-name="P1"><text:span text:style-name="T6">if</text:span> (<text:span text:style-name="T3">playerSelection</text:span> == <text:span text:style-name="T4">"scissors"</text:span>) {</text:p>
      <text:p text:style-name="P1"><text:span text:style-name="T6">return</text:span> <text:span text:style-name="T4">`You lost! </text:span><text:span text:style-name="T2">${</text:span><text:span text:style-name="T3">computerSelection</text:span><text:span text:style-name="T2">}</text:span><text:span text:style-name="T4"> beats </text:span><text:span text:style-name="T2">${</text:span><text:span text:style-name="T3">playerSelection</text:span><text:span text:style-name="T2">}</text:span><text:span text:style-name="T4">. The score is cpu </text:span><text:span text:style-name="T2">${</text:span><text:span text:style-name="T3">computer_score</text:span>+=<text:span text:style-name="T7">1</text:span><text:span text:style-name="T2">}</text:span><text:span text:style-name="T4"> to </text:span><text:span text:style-name="T2">${</text:span><text:span text:style-name="T3">player_score</text:span><text:span text:style-name="T2">}</text:span><text:span text:style-name="T4">`</text:span>;</text:p>
      <text:p text:style-name="P1"><text:soft-page-break/>} <text:span text:style-name="T6">else</text:span> {</text:p>
      <text:p text:style-name="P1"><text:span text:style-name="T6">return</text:span> <text:span text:style-name="T4">`You win! </text:span><text:span text:style-name="T2">${</text:span><text:span text:style-name="T3">playerSelection</text:span><text:span text:style-name="T2">}</text:span><text:span text:style-name="T4"> beats </text:span><text:span text:style-name="T2">${</text:span><text:span text:style-name="T3">computerSelection</text:span><text:span text:style-name="T2">}</text:span><text:span text:style-name="T4">. The score is cpu </text:span><text:span text:style-name="T2">${</text:span><text:span text:style-name="T3">computer_score</text:span><text:span text:style-name="T2">}</text:span><text:span text:style-name="T4"> to </text:span><text:span text:style-name="T2">${</text:span><text:span text:style-name="T3">player_score</text:span>=+<text:span text:style-name="T7">1</text:span><text:span text:style-name="T2">}</text:span><text:span text:style-name="T4">`</text:span></text:p>
      <text:p text:style-name="P1"><text:span text:style-name="T3">player_score</text:span>+=<text:span text:style-name="T7">1</text:span>;</text:p>
      <text:p text:style-name="P1">}</text:p>
      <text:p text:style-name="P1">}</text:p>
      <text:p text:style-name="P4"/>
      <text:p text:style-name="P3">//if computer selects scissors vs player selecting paper</text:p>
      <text:p text:style-name="P1"><text:span text:style-name="T6">else</text:span> <text:span text:style-name="T6">if</text:span> (<text:span text:style-name="T3">computerSelection</text:span> == <text:span text:style-name="T4">"scissors"</text:span>) {</text:p>
      <text:p text:style-name="P1"><text:span text:style-name="T6">if</text:span> (<text:span text:style-name="T3">playerSelection</text:span> == <text:span text:style-name="T4">"paper"</text:span>) {</text:p>
      <text:p text:style-name="P1"><text:span text:style-name="T6">return</text:span> <text:span text:style-name="T4">`You lost! </text:span><text:span text:style-name="T2">${</text:span><text:span text:style-name="T3">computerSelection</text:span><text:span text:style-name="T2">}</text:span><text:span text:style-name="T4"> beats </text:span><text:span text:style-name="T2">${</text:span><text:span text:style-name="T3">playerSelection</text:span><text:span text:style-name="T2">}</text:span><text:span text:style-name="T4">. The score is cpu </text:span><text:span text:style-name="T2">${</text:span><text:span text:style-name="T3">computer_score</text:span>+=<text:span text:style-name="T7">1</text:span><text:span text:style-name="T2">}</text:span><text:span text:style-name="T4"> to </text:span><text:span text:style-name="T2">${</text:span><text:span text:style-name="T3">player_score</text:span><text:span text:style-name="T2">}</text:span><text:span text:style-name="T4">`</text:span> </text:p>
      <text:p text:style-name="P1"><text:span text:style-name="T3">computer_score</text:span>+=<text:span text:style-name="T7">1</text:span>;</text:p>
      <text:p text:style-name="P1">} <text:span text:style-name="T6">else</text:span> {</text:p>
      <text:p text:style-name="P1"><text:span text:style-name="T6">return</text:span> <text:span text:style-name="T4">`You win! </text:span><text:span text:style-name="T2">${</text:span><text:span text:style-name="T3">playerSelection</text:span><text:span text:style-name="T2">}</text:span><text:span text:style-name="T4"> beats </text:span><text:span text:style-name="T2">${</text:span><text:span text:style-name="T3">computerSelection</text:span><text:span text:style-name="T2">}</text:span><text:span text:style-name="T4">. The score is cpu </text:span><text:span text:style-name="T2">${</text:span><text:span text:style-name="T3">computer_score</text:span><text:span text:style-name="T2">}</text:span><text:span text:style-name="T4"> to </text:span><text:span text:style-name="T2">${</text:span><text:span text:style-name="T3">player_score</text:span>+=<text:span text:style-name="T7">1</text:span><text:span text:style-name="T2">}</text:span><text:span text:style-name="T4">`</text:span></text:p>
      <text:p text:style-name="P1"><text:span text:style-name="T3">player_score</text:span>+=<text:span text:style-name="T7">1</text:span>;</text:p>
      <text:p text:style-name="P1">} </text:p>
      <text:p text:style-name="P1">}</text:p>
      <text:p text:style-name="P3">//if computer selects paper vs player selecting rock</text:p>
      <text:p text:style-name="P1"><text:span text:style-name="T6">else</text:span> <text:span text:style-name="T6">if</text:span> (<text:span text:style-name="T3">computerSelection</text:span> == <text:span text:style-name="T4">"paper"</text:span>) {</text:p>
      <text:p text:style-name="P1"><text:span text:style-name="T6">if</text:span> (<text:span text:style-name="T3">playerSelection</text:span> == <text:span text:style-name="T4">"rock"</text:span>) {</text:p>
      <text:p text:style-name="P1"><text:span text:style-name="T6">return</text:span> <text:span text:style-name="T4">`You lost! </text:span><text:span text:style-name="T2">${</text:span><text:span text:style-name="T3">computerSelection</text:span><text:span text:style-name="T2">}</text:span><text:span text:style-name="T4"> beats </text:span><text:span text:style-name="T2">${</text:span><text:span text:style-name="T3">playerSelection</text:span><text:span text:style-name="T2">}</text:span><text:span text:style-name="T4">. The score is cpu </text:span><text:span text:style-name="T2">${</text:span><text:span text:style-name="T3">computer_score</text:span>+=<text:span text:style-name="T7">1</text:span><text:span text:style-name="T2">}</text:span><text:span text:style-name="T4"> to </text:span><text:span text:style-name="T2">${</text:span><text:span text:style-name="T3">player_score</text:span><text:span text:style-name="T2">}</text:span><text:span text:style-name="T4">`</text:span> </text:p>
      <text:p text:style-name="P1"><text:span text:style-name="T3">computer_score</text:span>+=<text:span text:style-name="T7">1</text:span>;</text:p>
      <text:p text:style-name="P1">} <text:span text:style-name="T6">else</text:span> {</text:p>
      <text:p text:style-name="P1"><text:span text:style-name="T6">return</text:span> <text:span text:style-name="T4">`You win! </text:span><text:span text:style-name="T2">${</text:span><text:span text:style-name="T3">playerSelection</text:span><text:span text:style-name="T2">}</text:span><text:span text:style-name="T4"> beats </text:span><text:span text:style-name="T2">${</text:span><text:span text:style-name="T3">computerSelection</text:span><text:span text:style-name="T2">}</text:span><text:span text:style-name="T4">. The score is cpu </text:span><text:span text:style-name="T2">${</text:span><text:span text:style-name="T3">computer_score</text:span><text:span text:style-name="T2">}</text:span><text:span text:style-name="T4"> to </text:span><text:span text:style-name="T2">${</text:span><text:span text:style-name="T3">player_score</text:span>+=<text:span text:style-name="T7">1</text:span><text:span text:style-name="T2">}</text:span><text:span text:style-name="T4">`</text:span></text:p>
      <text:p text:style-name="P1"><text:span text:style-name="T3">player_score</text:span>+=<text:span text:style-name="T7">1</text:span>;</text:p>
      <text:p text:style-name="P1">} </text:p>
      <text:p text:style-name="P1">}</text:p>
      <text:p text:style-name="P1">}</text:p>
      <text:p text:style-name="P4"/>
      <text:p text:style-name="P3">//function to end game</text:p>
      <text:p text:style-name="P1"><text:span text:style-name="T2">function</text:span> <text:span text:style-name="T5">winGame</text:span>() {</text:p>
      <text:p text:style-name="P1"><text:span text:style-name="T6">if</text:span> (<text:span text:style-name="T3">player_score</text:span> == <text:span text:style-name="T7">5</text:span>) {</text:p>
      <text:p text:style-name="P1"><text:span text:style-name="T6">return</text:span> <text:span text:style-name="T4">"Game over. You win!"</text:span></text:p>
      <text:p text:style-name="P1">} <text:span text:style-name="T6">else</text:span> <text:span text:style-name="T6">if</text:span> (<text:span text:style-name="T3">computer_score</text:span> == <text:span text:style-name="T7">5</text:span>) {</text:p>
      <text:p text:style-name="P1"><text:span text:style-name="T6">return</text:span> <text:span text:style-name="T4">"Game over. You lose!"</text:span></text:p>
      <text:p text:style-name="P1">}</text:p>
      <text:p text:style-name="P1">}</text:p>
      <text:p text:style-name="P4"/>
      <text:p text:style-name="P1"><text:span text:style-name="T5">game</text:span>()</text:p>
      <text:p text:style-name="P2"><text:line-break/><text:line-break/></text:p>
      <text:p text:style-name="P1"><text:soft-page-break/><text:span text:style-name="T1">&lt;/</text:span><text:span text:style-name="T2">script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1"/>
      <text:p text:style-name="P1"/>
      <text:p text:style-name="P1"/>
      <text:p text:style-name="P9"><text:span text:style-name="T2">function</text:span> <text:span text:style-name="T5">getComputerChoice</text:span> () {</text:p>
      <text:p text:style-name="P9"><text:span text:style-name="T6">return</text:span> <text:span text:style-name="T3">computerChoice</text:span>[<text:span text:style-name="T3">Math</text:span>.<text:span text:style-name="T5">floor</text:span>(<text:span text:style-name="T3">Math</text:span>.<text:span text:style-name="T5">random</text:span>() * <text:span text:style-name="T3">computerChoice</text:span>.<text:span text:style-name="T3">length</text:span> | <text:span text:style-name="T7">0</text:span>)]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, 'Apple Symbols'"/>
    <style:font-face style:name="inherit" svg:font-family="inherit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05:50:39.810910586</meta:creation-date>
    <dc:date>2024-08-21T15:04:56.976593158</dc:date>
    <meta:editing-duration>P4DT16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9" meta:word-count="333" meta:character-count="2538" meta:non-whitespace-character-count="2276"/>
  </office:meta>
</office:document-meta>
</file>